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00000002B38F9B92E87D717A5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3.01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706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4cm" svg:height="2.706cm" svg:x="2.1cm" svg:y="0.607cm" presentation:class="title" presentation:user-transformed="true">
          <draw:text-box>
            <text:p><text:span text:style-name="T1">Penomoran Romawi </text:span></text:p>
          </draw:text-box>
        </draw:frame>
        <draw:frame draw:style-name="gr2" draw:text-style-name="P3" draw:layer="layout" svg:width="23.519cm" svg:height="1.987cm" svg:x="2.4cm" svg:y="3.6cm">
          <draw:text-box>
            <text:p><text:span text:style-name="T2">Untuk penomoran romawi dengan cara : </text:span></text:p>
            <text:p><text:span text:style-name="T3">Style</text:span><text:span text:style-name="T2"> </text:span><text:span text:style-name="T3">and</text:span><text:span text:style-name="T2"> </text:span><text:span text:style-name="T3">Formating</text:span><text:span text:style-name="T2"> &gt;</text:span><text:span text:style-name="T3"> Page Styles </text:span><text:span text:style-name="T2">&gt; </text:span><text:span text:style-name="T3">New</text:span><text:span text:style-name="T2"> &gt; </text:span><text:span text:style-name="T3">Organizer</text:span><text:span text:style-name="T2"> </text:span><text:s/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4cm" svg:height="2.706cm" svg:x="2.1cm" svg:y="0.607cm" presentation:class="title" presentation:user-transformed="true">
          <draw:text-box>
            <text:p><text:span text:style-name="T1">Penomoran Romawi </text:span></text:p>
          </draw:text-box>
        </draw:frame>
        <draw:frame draw:style-name="gr2" draw:text-style-name="P3" draw:layer="layout" svg:width="23.519cm" svg:height="1.987cm" svg:x="2.4cm" svg:y="3.6cm">
          <draw:text-box>
            <text:p><text:span text:style-name="T2">Untuk penomoran romawi dengan cara : </text:span></text:p>
            <text:p><text:span text:style-name="T2"><text:s/></text:span><text:span text:style-name="T2">&gt;</text:span><text:span text:style-name="T3"> Page </text:span><text:span text:style-name="T2">&gt; </text:span><text:span text:style-name="T3">Format</text:span><text:span text:style-name="T2"> &gt; </text:span><text:span text:style-name="T3">i, ii, iii . . .</text:span><text:span text:style-name="T2"> </text:span><text:s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4cm" svg:height="2.706cm" svg:x="2.1cm" svg:y="0.607cm" presentation:class="title" presentation:user-transformed="true">
          <draw:text-box>
            <text:p><text:span text:style-name="T1">Penomoran Arab </text:span></text:p>
          </draw:text-box>
        </draw:frame>
        <draw:frame draw:style-name="gr2" draw:text-style-name="P5" draw:layer="layout" svg:width="23.519cm" svg:height="1.987cm" svg:x="2.4cm" svg:y="3.6cm">
          <draw:text-box>
            <text:p text:style-name="P4"><text:span text:style-name="T2">Untuk penomoran Arab dengan cara : </text:span></text:p>
            <text:p text:style-name="P4"><text:span text:style-name="T3">Style</text:span><text:span text:style-name="T2"> </text:span><text:span text:style-name="T3">and</text:span><text:span text:style-name="T2"> </text:span><text:span text:style-name="T3">Formating</text:span><text:span text:style-name="T2"> &gt;</text:span><text:span text:style-name="T3"> Page Styles </text:span><text:span text:style-name="T2">&gt; </text:span><text:span text:style-name="T3">New</text:span><text:span text:style-name="T2"> &gt; </text:span><text:span text:style-name="T3">Organizer</text:span><text:span text:style-name="T2"> </text:span><text:s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4cm" svg:height="2.706cm" svg:x="2.1cm" svg:y="0.607cm" presentation:class="title" presentation:user-transformed="true">
          <draw:text-box>
            <text:p><text:span text:style-name="T1">Penomoran Arab </text:span></text:p>
          </draw:text-box>
        </draw:frame>
        <draw:frame draw:style-name="gr2" draw:text-style-name="P5" draw:layer="layout" svg:width="23.519cm" svg:height="1.987cm" svg:x="2.4cm" svg:y="3.6cm">
          <draw:text-box>
            <text:p text:style-name="P4"><text:span text:style-name="T2">Untuk penomoran Arab dengan cara : </text:span></text:p>
            <text:p text:style-name="P4"><text:span text:style-name="T2"><text:s/></text:span><text:span text:style-name="T2">&gt;</text:span><text:span text:style-name="T3"> Page </text:span><text:span text:style-name="T2">&gt; </text:span><text:span text:style-name="T3">Format</text:span><text:span text:style-name="T2"> &gt; </text:span><text:span text:style-name="T3">1, 2, 3 <text:s/>. . . </text:span><text:span text:style-name="T1">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4cm" svg:height="2.706cm" svg:x="2.1cm" svg:y="0.607cm" presentation:class="title" presentation:user-transformed="true">
          <draw:text-box>
            <text:p><text:span text:style-name="T1">Penomoran Arab </text:span></text:p>
          </draw:text-box>
        </draw:frame>
        <draw:frame draw:style-name="gr2" draw:text-style-name="P3" draw:layer="layout" svg:width="23.519cm" svg:height="1.987cm" svg:x="2.4cm" svg:y="3.6cm">
          <draw:text-box>
            <text:p><text:span text:style-name="T2">Untuk penomoran Arab dengan cara : </text:span></text:p>
            <text:p><text:span text:style-name="T2"><text:s/></text:span><text:span text:style-name="T2">&gt;</text:span><text:span text:style-name="T3"> Footer </text:span><text:span text:style-name="T2">&gt; </text:span><text:span text:style-name="T3">Footer </text:span><text:span text:style-name="T2"><text:s/>&gt; </text:span><text:span text:style-name="T3">(ceklis)</text:span><text:span text:style-name="T2"> </text:span><text:s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4cm" svg:height="2.706cm" svg:x="2.1cm" svg:y="0.607cm" presentation:class="title" presentation:user-transformed="true">
          <draw:text-box>
            <text:p text:style-name="P7"><text:span text:style-name="T4">Penomoran Arab dan Romawi</text:span></text:p>
          </draw:text-box>
        </draw:frame>
        <draw:frame draw:style-name="gr2" draw:text-style-name="P3" draw:layer="layout" svg:width="23.519cm" svg:height="1.987cm" svg:x="2.4cm" svg:y="3.6cm">
          <draw:text-box>
            <text:p><text:span text:style-name="T2">Untuk penomoran Arab dengan cara : </text:span></text:p>
            <text:p><text:span text:style-name="T2"><text:s/></text:span><text:span text:style-name="T2">&gt;</text:span><text:span text:style-name="T3"> Footer </text:span><text:span text:style-name="T2">&gt; </text:span><text:span text:style-name="T3">Footer </text:span><text:span text:style-name="T2"><text:s/>&gt; </text:span><text:span text:style-name="T3">(ceklis)</text:span><text:span text:style-name="T2"> </text:span><text:s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00000002B38F9B92E87D717A5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0:22:24.056934102</meta:creation-date>
    <dc:date>2018-11-07T18:39:04.635944683</dc:date>
    <meta:editing-duration>PT1H55M41S</meta:editing-duration>
    <meta:editing-cycles>7</meta:editing-cycles>
    <meta:generator>LibreOffice/5.1.2.2$Linux_x86 LibreOffice_project/d3bf12ecb743fc0d20e0be0c58ca359301eb705f</meta:generator>
    <meta:document-statistic meta:object-count="49"/>
  </office:meta>
</office:document-meta>
</file>